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15C100001DFB3FE895F56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Clite-student</text:p>
      <text:p text:style-name="Standard">$ java Lexer factorial.cpp</text:p>
      <text:p text:style-name="Standard">Tokens:</text:p>
      <text:p text:style-name="Standard">int</text:p>
      <text:p text:style-name="Standard">main</text:p>
      <text:p text:style-name="Standard">(</text:p>
      <text:p text:style-name="Standard">)</text:p>
      <text:p text:style-name="Standard">{</text:p>
      <text:p text:style-name="Standard">int</text:p>
      <text:p text:style-name="Standard">Identifier <text:s text:c="5"/>n</text:p>
      <text:p text:style-name="Standard">,</text:p>
      <text:p text:style-name="Standard">Identifier <text:s text:c="5"/>i</text:p>
      <text:p text:style-name="Standard">,</text:p>
      <text:p text:style-name="Standard">Identifier <text:s text:c="5"/>f</text:p>
      <text:p text:style-name="Standard">;</text:p>
      <text:p text:style-name="Standard">Identifier <text:s text:c="5"/>n</text:p>
      <text:p text:style-name="Standard">=</text:p>
      <text:p text:style-name="Standard">IntLiteral <text:s text:c="5"/>3</text:p>
      <text:p text:style-name="Standard">;</text:p>
      <text:p text:style-name="Standard">Identifier <text:s text:c="5"/>i</text:p>
      <text:p text:style-name="Standard">=</text:p>
      <text:p text:style-name="Standard">IntLiteral <text:s text:c="5"/>1</text:p>
      <text:p text:style-name="Standard">;</text:p>
      <text:p text:style-name="Standard">Identifier <text:s text:c="5"/>f</text:p>
      <text:p text:style-name="Standard">=</text:p>
      <text:p text:style-name="Standard">IntLiteral <text:s text:c="5"/>1</text:p>
      <text:p text:style-name="Standard">;</text:p>
      <text:p text:style-name="Standard">while</text:p>
      <text:p text:style-name="Standard">(</text:p>
      <text:p text:style-name="Standard">Identifier <text:s text:c="5"/>i</text:p>
      <text:p text:style-name="Standard">&lt;</text:p>
      <text:p text:style-name="Standard">Identifier <text:s text:c="5"/>n</text:p>
      <text:p text:style-name="Standard">)</text:p>
      <text:p text:style-name="Standard">{</text:p>
      <text:p text:style-name="Standard">Identifier <text:s text:c="5"/>i</text:p>
      <text:p text:style-name="Standard">=</text:p>
      <text:p text:style-name="Standard">Identifier <text:s text:c="5"/>i</text:p>
      <text:p text:style-name="Standard">+</text:p>
      <text:p text:style-name="Standard">IntLiteral <text:s text:c="5"/>1</text:p>
      <text:p text:style-name="Standard">;</text:p>
      <text:p text:style-name="Standard">Identifier <text:s text:c="5"/>f</text:p>
      <text:p text:style-name="Standard">=</text:p>
      <text:p text:style-name="Standard">Identifier <text:s text:c="5"/>f</text:p>
      <text:p text:style-name="Standard">*</text:p>
      <text:p text:style-name="Standard">Identifier <text:s text:c="5"/>i</text:p>
      <text:p text:style-name="Standard">;</text:p>
      <text:p text:style-name="Standard">}</text:p>
      <text:p text:style-name="Standard"><text:soft-page-break/>}</text:p>
      <text:p text:style-name="Standard"/>
      <text:p text:style-name="Standard">Clite-student</text:p>
      <text:p text:style-name="Standard">$ java Parser factorial.cpp</text:p>
      <text:p text:style-name="Standard">Output:</text:p>
      <text:p text:style-name="Standard">Program (abstract syntax):</text:p>
      <text:p text:style-name="Standard"/>
      <text:p text:style-name="Standard"><text:s text:c="2"/>Declarations: <text:s/>{&lt;int: n&gt; , &lt;int: i&gt; , &lt;int: f&gt;}</text:p>
      <text:p text:style-name="Standard"/>
      <text:p text:style-name="Standard"><text:s text:c="2"/>Statements:</text:p>
      <text:p text:style-name="Standard"><text:s text:c="4"/>Assignment:</text:p>
      <text:p text:style-name="Standard"><text:s text:c="6"/>Target:</text:p>
      <text:p text:style-name="Standard"><text:s text:c="8"/>Variable: n</text:p>
      <text:p text:style-name="Standard"><text:s text:c="6"/>Source:</text:p>
      <text:p text:style-name="Standard"><text:s text:c="8"/>IntVal: 3</text:p>
      <text:p text:style-name="Standard"><text:s text:c="4"/>Assignment:</text:p>
      <text:p text:style-name="Standard"><text:s text:c="6"/>Target:</text:p>
      <text:p text:style-name="Standard"><text:s text:c="8"/>Variable: i</text:p>
      <text:p text:style-name="Standard"><text:s text:c="6"/>Source:</text:p>
      <text:p text:style-name="Standard"><text:s text:c="8"/>IntVal: 1</text:p>
      <text:p text:style-name="Standard"><text:s text:c="4"/>Assignment:</text:p>
      <text:p text:style-name="Standard"><text:s text:c="6"/>Target:</text:p>
      <text:p text:style-name="Standard"><text:s text:c="8"/>Variable: f</text:p>
      <text:p text:style-name="Standard"><text:s text:c="6"/>Source:</text:p>
      <text:p text:style-name="Standard"><text:s text:c="8"/>IntVal: 1</text:p>
      <text:p text:style-name="Standard"><text:s text:c="4"/>Loop:</text:p>
      <text:p text:style-name="Standard"><text:s text:c="6"/>Binary Op: <text:s/>&lt;</text:p>
      <text:p text:style-name="Standard"><text:s text:c="8"/>Variable: i</text:p>
      <text:p text:style-name="Standard"><text:s text:c="8"/>Variable: n</text:p>
      <text:p text:style-name="Standard"><text:s text:c="8"/>Assignment:</text:p>
      <text:p text:style-name="Standard"><text:s text:c="10"/>Target:</text:p>
      <text:p text:style-name="Standard"><text:s text:c="12"/>Variable: i</text:p>
      <text:p text:style-name="Standard"><text:s text:c="10"/>Source:</text:p>
      <text:p text:style-name="Standard"><text:s text:c="12"/>Binary Op: <text:s/>+</text:p>
      <text:p text:style-name="Standard"><text:s text:c="14"/>Variable: i</text:p>
      <text:p text:style-name="Standard"><text:s text:c="14"/>IntVal: 1</text:p>
      <text:p text:style-name="Standard"><text:s text:c="8"/>Assignment:</text:p>
      <text:p text:style-name="Standard"><text:s text:c="10"/>Target:</text:p>
      <text:p text:style-name="Standard"><text:s text:c="12"/>Variable: f</text:p>
      <text:p text:style-name="Standard"><text:s text:c="10"/>Source:</text:p>
      <text:p text:style-name="Standard"><text:s text:c="12"/>Binary Op: <text:s/>*</text:p>
      <text:p text:style-name="Standard"><text:s text:c="14"/>Variable: f</text:p>
      <text:p text:style-name="Standard"><text:s text:c="14"/>Variable: i</text:p>
      <text:p text:style-name="Standard"/>
      <text:p text:style-name="Standard"><draw:frame draw:style-name="fr1" draw:name="graphics1" text:anchor-type="paragraph" svg:width="6.9252in" svg:height="9.5437in" draw:z-index="0"><draw:image xlink:href="Pictures/2000000700015C100001DFB3FE895F56.svm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owen meyer</meta:initial-creator>
    <meta:creation-date>2012-10-18T18:57:56.98</meta:creation-date>
    <dc:date>2012-10-18T19:31:48.28</dc:date>
    <dc:creator>owen meyer</dc:creator>
    <meta:editing-duration>PT33M50S</meta:editing-duration>
    <meta:editing-cycles>3</meta:editing-cycles>
    <meta:generator>OpenOffice.org/3.3$Win32 OpenOffice.org_project/330m20$Build-9567</meta:generator>
    <meta:document-statistic meta:table-count="0" meta:image-count="1" meta:object-count="0" meta:page-count="3" meta:paragraph-count="87" meta:word-count="140" meta:character-count="1106"/>
  </office:meta>
</office:document-meta>
</file>